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Elenco" table:style-name="ta1" table:print="false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/>
          <table:table-cell table:style-name="ce1" office:value-type="string">
            <text:p>NOME CAMPO</text:p>
          </table:table-cell>
          <table:table-cell table:style-name="ce1" office:value-type="string">
            <text:p>VAL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° progressiv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N° catalogo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Conferente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Anno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ID Par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Paragraf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ID Arg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Argoment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ID Sub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Subargoment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ID TL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Tipo lotto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Simbol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N° pezzi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Descrizione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Immagine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Col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B/N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Virata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Seppia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Fot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FG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GF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Colore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Titol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Codice magazzin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Codice committente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string">
            <text:p>Ragione sociale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Nota caric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Prezzo base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string">
            <text:p>Off te 1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Offerta1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string">
            <text:p>Off te 2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Offerta2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string">
            <text:p>Off te 3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string">
            <text:p>Offerta3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Off te 4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Offerta 4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Vincente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ad Euro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string">
            <text:p>Riferimento Sassone;</text:p>
          </table:table-cell>
          <table:table-cell office:value-type="string">
            <text:p>SI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string">
            <text:p>Indirizzo;</text:p>
          </table:table-cell>
          <table:table-cell office:value-type="string">
            <text:p>NO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string">
            <text:p>Indirizzo 1</text:p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/12/2010</text:date>, <text:time>22.09.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Benedetti</meta:initial-creator>
    <meta:creation-date>2010-12-29T21:59:33.45</meta:creation-date>
    <dc:date>2010-12-29T22:09:49.57</dc:date>
    <dc:creator>Michel Benedetti</dc:creator>
    <meta:editing-duration>PT10M16S</meta:editing-duration>
    <meta:editing-cycles>2</meta:editing-cycles>
    <meta:generator>OOo-dev/3.4$Win32 OpenOffice.org_project/300m89$Build-9532</meta:generator>
    <meta:document-statistic meta:table-count="1" meta:cell-count="131" meta:object-count="0"/>
  </office:meta>
</office:document-meta>
</file>